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400000008A2B8B5EFDF334057B.png" manifest:media-type="image/png"/>
  <manifest:file-entry manifest:full-path="Pictures/100000010000067700000244C8546E3CB24490A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01ff" officeooo:paragraph-rsid="000601ff" style:font-weight-asian="bold" style:font-weight-complex="bold"/>
    </style:style>
    <style:style style:name="P2" style:family="paragraph" style:parent-style-name="Standard">
      <style:text-properties fo:font-weight="normal" officeooo:rsid="000601ff" officeooo:paragraph-rsid="000601f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turas de commits actividad 1</text:p>
      <text:p text:style-name="P1"/>
      <text:p text:style-name="P2"><draw:frame draw:style-name="fr2" draw:name="Imagen1" text:anchor-type="char" svg:width="17cm" svg:height="1.466cm" draw:z-index="0"><draw:image xlink:href="Pictures/10000001000006400000008A2B8B5EFDF334057B.png" xlink:type="simple" xlink:show="embed" xlink:actuate="onLoad" draw:mime-type="image/png"/></draw:frame><draw:frame draw:style-name="fr1" draw:name="Imagen2" text:anchor-type="char" svg:x="0cm" svg:y="2.334cm" svg:width="17cm" svg:height="5.957cm" draw:z-index="1"><draw:image xlink:href="Pictures/100000010000067700000244C8546E3CB24490A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1T13:10:21.867000000</meta:creation-date>
    <dc:date>2025-10-01T13:19:42.234000000</dc:date>
    <meta:editing-duration>PT9M21S</meta:editing-duration>
    <meta:editing-cycles>1</meta:editing-cycles>
    <meta:document-statistic meta:table-count="0" meta:image-count="2" meta:object-count="0" meta:page-count="1" meta:paragraph-count="1" meta:word-count="5" meta:character-count="31" meta:non-whitespace-character-count="27"/>
    <meta:generator>LibreOffice/7.6.0.3$Windows_X86_64 LibreOffice_project/69edd8b8ebc41d00b4de3915dc82f8f0fc3b6265</meta:generator>
  </office:meta>
</office:document-meta>
</file>